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akansson1968</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mithsonian Institute</text:p>
          </table:table-cell>
          <table:table-cell table:style-name="ACE-2" office:value-type="string">
            <text:p>United States</text:p>
          </table:table-cell>
          <table:table-cell table:style-name="ACE-2" office:value-type="string">
            <text:p>S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England1985</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2" office:value-type="string">
            <text:p>In the first date list, they do not include an error for the standard deviation of the half life (30 years)</text:p>
          </table:table-cell>
          <table:table-cell table:style-name="ACE-2" office:value-type="string">
            <text:p>Nydal1962,NydalEtal1970,NydalEtal1972,NydalEtal1972</text:p>
          </table:table-cell>
          <table:table-cell table:number-columns-repeated="249" table:style-name="ACE-2"/>
        </table:table-row>
        <table:table-row table:style-name="AROW-1">
          <table:table-cell table:style-name="ACE-2" office:value-type="string">
            <text:p>Norwegian Insitutue of Technology, Trondheim and Uppsala University</text:p>
          </table:table-cell>
          <table:table-cell table:style-name="ACE-2" office:value-type="string">
            <text:p>Norway/Sweden</text:p>
          </table:table-cell>
          <table:table-cell table:style-name="ACE-2" office:value-type="string">
            <text:p>TUa</text:p>
          </table:table-cell>
          <table:table-cell table:style-name="ACE-2" office:value-type="string">
            <text:p>AMS</text:p>
          </table:table-cell>
          <table:table-cell table:style-name="ACE-2" office:value-type="string">
            <text:p>The TUa samples are prepared in Trondheim, and measured at Uppsala, so it is likely that fractionation is corrected</text:p>
          </table:table-cell>
          <table:table-cell table:style-name="Gnumeric-default"/>
          <table:table-cell table:style-name="ACE-2" office:value-type="string">
            <text:p>GulliksenThomsen1992</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trecht University</text:p>
          </table:table-cell>
          <table:table-cell table:style-name="ACE-2" office:value-type="string">
            <text:p>Netherlands</text:p>
          </table:table-cell>
          <table:table-cell table:style-name="ACE-2" office:value-type="string">
            <text:p>UtC</text:p>
          </table:table-cell>
          <table:table-cell table:style-name="ACE-2" office:value-type="string">
            <text:p>AMS</text:p>
          </table:table-cell>
          <table:table-cell table:style-name="ACE-2" office:value-type="string">
            <text:p>likely</text:p>
          </table:table-cell>
          <table:table-cell table:style-name="ACE-2"/>
          <table:table-cell table:style-name="ACE-2" office:value-type="string">
            <text:p>MoodleyVanWeering1993</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versity of Washington</text:p>
          </table:table-cell>
          <table:table-cell table:style-name="ACE-2" office:value-type="string">
            <text:p>United States</text:p>
          </table:table-cell>
          <table:table-cell table:style-name="ACE-2" office:value-type="string">
            <text:p>U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FairhallEtal1966</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1">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50">
          <gnm:selection gnm:start-col="6" gnm:start-row="50" gnm:end-col="6" gnm:end-row="50"/>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2T13:02:22Z</dc:date>
    <meta:creation-date>2022-09-01T09:20:31Z</meta:creation-date>
    <meta:generator>gnumeric/1.12.46</meta:generator>
  </office:meta>
</office:document-meta>
</file>